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1679e" officeooo:paragraph-rsid="0011679e"/>
    </style:style>
    <style:style style:name="P2" style:family="paragraph" style:parent-style-name="Heading_20_2">
      <style:text-properties officeooo:rsid="0011679e" officeooo:paragraph-rsid="0011679e"/>
    </style:style>
    <style:style style:name="P3" style:family="paragraph" style:parent-style-name="Heading_20_2">
      <style:text-properties officeooo:rsid="001306ee" officeooo:paragraph-rsid="001306ee"/>
    </style:style>
    <style:style style:name="P4" style:family="paragraph" style:parent-style-name="Heading_20_2">
      <style:text-properties officeooo:rsid="0015093d" officeooo:paragraph-rsid="0015093d"/>
    </style:style>
    <style:style style:name="P5" style:family="paragraph" style:parent-style-name="Heading_20_4">
      <style:text-properties officeooo:rsid="0015093d" officeooo:paragraph-rsid="0015093d"/>
    </style:style>
    <style:style style:name="P6" style:family="paragraph" style:parent-style-name="Heading_20_4">
      <style:text-properties officeooo:rsid="0015afbb" officeooo:paragraph-rsid="0015afbb"/>
    </style:style>
    <style:style style:name="P7" style:family="paragraph" style:parent-style-name="Text_20_body" style:list-style-name="L1">
      <style:text-properties officeooo:rsid="0011679e" officeooo:paragraph-rsid="0011679e"/>
    </style:style>
    <style:style style:name="P8" style:family="paragraph" style:parent-style-name="Text_20_body" style:list-style-name="L2">
      <style:text-properties officeooo:rsid="0012e617" officeooo:paragraph-rsid="0012e617"/>
    </style:style>
    <style:style style:name="P9" style:family="paragraph" style:parent-style-name="Text_20_body">
      <style:text-properties officeooo:rsid="0012e617" officeooo:paragraph-rsid="0012e617"/>
    </style:style>
    <style:style style:name="P10" style:family="paragraph" style:parent-style-name="Text_20_body">
      <style:text-properties officeooo:rsid="001306ee" officeooo:paragraph-rsid="001306ee"/>
    </style:style>
    <style:style style:name="P11" style:family="paragraph" style:parent-style-name="Text_20_body">
      <style:text-properties officeooo:rsid="001306ee" officeooo:paragraph-rsid="0014e3de"/>
    </style:style>
    <style:style style:name="P12" style:family="paragraph" style:parent-style-name="Text_20_body">
      <style:text-properties officeooo:rsid="0014e3de" officeooo:paragraph-rsid="0014e3de"/>
    </style:style>
    <style:style style:name="P13" style:family="paragraph" style:parent-style-name="Text_20_body">
      <style:text-properties officeooo:paragraph-rsid="00150810"/>
    </style:style>
    <style:style style:name="P14" style:family="paragraph" style:parent-style-name="Text_20_body">
      <style:text-properties officeooo:paragraph-rsid="0015093d"/>
    </style:style>
    <style:style style:name="P15" style:family="paragraph" style:parent-style-name="Text_20_body" style:list-style-name="L3">
      <style:text-properties officeooo:rsid="0015093d" officeooo:paragraph-rsid="0015093d"/>
    </style:style>
    <style:style style:name="P16" style:family="paragraph" style:parent-style-name="Text_20_body" style:list-style-name="L3">
      <style:text-properties officeooo:rsid="0015afbb" officeooo:paragraph-rsid="0015afbb"/>
    </style:style>
    <style:style style:name="P17" style:family="paragraph" style:parent-style-name="Text_20_body" style:list-style-name="L4">
      <style:text-properties officeooo:rsid="0015afbb" officeooo:paragraph-rsid="0015afbb"/>
    </style:style>
    <style:style style:name="P18" style:family="paragraph" style:parent-style-name="Text_20_body" style:list-style-name="L4">
      <style:text-properties officeooo:rsid="0015afbb" officeooo:paragraph-rsid="00171e96"/>
    </style:style>
    <style:style style:name="P19" style:family="paragraph" style:parent-style-name="Text_20_body" style:list-style-name="L4">
      <style:text-properties officeooo:rsid="00171e96" officeooo:paragraph-rsid="00171e96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officeooo:rsid="0014e3de" style:font-name-asian="Liberation Sans1" style:font-name-complex="Liberation Sans1"/>
    </style:style>
    <style:style style:name="T3" style:family="text">
      <style:text-properties style:font-name="Liberation Sans1" officeooo:rsid="001306ee" style:font-name-asian="Liberation Sans1" style:font-name-complex="Liberation Sans1"/>
    </style:style>
    <style:style style:name="T4" style:family="text">
      <style:text-properties style:font-name="Liberation Sans2" style:font-name-asian="Noto Serif CJK SC" style:font-name-complex="Lohit Devanagari1"/>
    </style:style>
    <style:style style:name="T5" style:family="text">
      <style:text-properties officeooo:rsid="0014e3de"/>
    </style:style>
    <style:style style:name="T6" style:family="text">
      <style:text-properties officeooo:rsid="00171e96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rse Code Program Notes</text:h>
      <text:h text:style-name="P2" text:outline-level="2">Spacing rules</text:h>
      <text:list text:style-name="L1">
        <text:list-item>
          <text:p text:style-name="P7">dot – one unit</text:p>
        </text:list-item>
        <text:list-item>
          <text:p text:style-name="P7">dash – three units</text:p>
        </text:list-item>
        <text:list-item>
          <text:p text:style-name="P7">within character – one unit</text:p>
        </text:list-item>
        <text:list-item>
          <text:p text:style-name="P7">between characters – three units</text:p>
        </text:list-item>
        <text:list-item>
          <text:p text:style-name="P7">between words – seven units</text:p>
        </text:list-item>
      </text:list>
      <text:h text:style-name="P2" text:outline-level="2">Speed Calculations</text:h>
      <text:list text:style-name="L2">
        <text:list-item>
          <text:p text:style-name="P8">A ‘standard’ word has 50 dots</text:p>
        </text:list-item>
        <text:list-item>
          <text:p text:style-name="P8">1 WPM – dot length = 1200ms</text:p>
        </text:list-item>
        <text:list-item>
          <text:p text:style-name="P8">5 WPM – dot length = 240ms</text:p>
        </text:list-item>
        <text:list-item>
          <text:p text:style-name="P8">8 WPM – dot length = 150ms</text:p>
        </text:list-item>
        <text:list-item>
          <text:p text:style-name="P8">10 WPM – dot length = 120ms</text:p>
        </text:list-item>
        <text:list-item>
          <text:p text:style-name="P8">12 WPM – dot length = 100ms</text:p>
        </text:list-item>
        <text:list-item>
          <text:p text:style-name="P8">15 WPM – dot length = 80ms</text:p>
        </text:list-item>
        <text:list-item>
          <text:p text:style-name="P8">20 WPM – dot length = 60ms</text:p>
        </text:list-item>
        <text:list-item>
          <text:p text:style-name="P8">25 WPM – dot length = 48ms</text:p>
        </text:list-item>
      </text:list>
      <text:p text:style-name="P9"/>
      <text:h text:style-name="P3" text:outline-level="2">The Code</text:h>
      <text:h text:style-name="Heading_20_4" text:outline-level="4">Alphabet</text:h>
      <text:p text:style-name="P11">A: <text:span text:style-name="T1">●</text:span><text:span text:style-name="T4"> </text:span><text:span text:style-name="T1">▬<text:tab/><text:tab/>B: ▬ ● ● ●<text:tab/><text:tab/>C: ▬ ● ▬ ●<text:tab/><text:tab/>D: ▬ ● ●<text:tab/><text:tab/>E: ●</text:span></text:p>
      <text:p text:style-name="P10"><text:span text:style-name="T1">F: ● ● ▬ ●<text:tab/><text:tab/>G: ▬ ▬ ●<text:tab/><text:tab/>H: ● ● ● ●<text:tab/><text:tab/>I: ● ●<text:tab/><text:tab/><text:tab/>J: ● ▬ ▬ ▬</text:span></text:p>
      <text:p text:style-name="P10"><text:span text:style-name="T1">K: ▬ ● ▬<text:tab/><text:tab/>L: ● ▬ ● ●<text:tab/><text:tab/>M: ▬ ▬<text:tab/><text:tab/>N: ▬ ●<text:tab/><text:tab/>O: ▬ ▬ ▬</text:span></text:p>
      <text:p text:style-name="P11"><text:span text:style-name="T1">P: ● ▬ ▬ ●<text:tab/><text:tab/>Q: ▬ ▬ ● ▬<text:tab/>R: ● ▬ ●<text:tab/><text:tab/>S: ● ● ●<text:tab/><text:tab/>T: ▬</text:span></text:p>
      <text:p text:style-name="P11"><text:span text:style-name="T1">U: ● ● ▬<text:tab/><text:tab/>V: ● ● ● ▬ <text:tab/><text:tab/>W: ● ▬ ▬<text:tab/><text:tab/>X: ▬ ● ● ▬<text:tab/><text:tab/>Y: ▬ ● ▬ ▬</text:span></text:p>
      <text:p text:style-name="P10"><text:span text:style-name="T1">Z: ▬ ▬ ● ●</text:span></text:p>
      <text:p text:style-name="P10"><text:span text:style-name="T1"/></text:p>
      <text:h text:style-name="Heading_20_4" text:outline-level="4"><text:soft-page-break/>Numbers</text:h>
      <text:p text:style-name="P11"><text:span text:style-name="T2">0: </text:span><text:span text:style-name="T1">▬ ▬ ▬ ▬ ▬<text:tab/></text:span><text:span text:style-name="T2">1: </text:span><text:span text:style-name="T1">● ▬ ▬ ▬ ▬<text:tab/></text:span><text:span text:style-name="T2">2: </text:span><text:span text:style-name="T1">● ● ▬ ▬ ▬<text:tab/></text:span><text:span text:style-name="T2">3: </text:span><text:span text:style-name="T1">● ● ● ▬ ▬<text:tab/></text:span><text:span text:style-name="T2">4: </text:span><text:span text:style-name="T1">● ● ● ● ▬</text:span></text:p>
      <text:p text:style-name="P12"><text:span text:style-name="T1">5: </text:span><text:span text:style-name="T3">● ● ● ● ● <text:tab/></text:span><text:span text:style-name="T1">6: </text:span><text:span text:style-name="T3">▬ ● ● ● ●<text:tab/></text:span><text:span text:style-name="T1">7: </text:span><text:span text:style-name="T3">▬ ▬ ● ● ●<text:tab/></text:span><text:span text:style-name="T1">8: </text:span><text:span text:style-name="T3">▬ ▬ ▬ ● ●<text:tab/></text:span><text:span text:style-name="T1">9: </text:span><text:span text:style-name="T3">▬ ▬ ▬ ▬ ●</text:span></text:p>
      <text:h text:style-name="Heading_20_4" text:outline-level="4">Punctuation</text:h>
      <text:p text:style-name="P13">. - <text:span text:style-name="T3">● ▬ ● ▬ ●</text:span> <text:span text:style-name="T3">▬</text:span><text:tab/>, - <text:span text:style-name="T3">▬ ▬ ● ● ▬ ▬</text:span><text:tab/>? - <text:span text:style-name="T3">● ● ▬ ▬ ● ●</text:span><text:tab/>‘ - <text:span text:style-name="T3">● ▬ ▬ ▬ ▬ ●</text:span><text:tab/>/ - <text:span text:style-name="T3">▬ ● ● ▬ ●</text:span></text:p>
      <text:p text:style-name="P13"><text:span text:style-name="T5">( - </text:span><text:span text:style-name="T3"><text:s/>▬ ● ▬ ▬ ●</text:span><text:span text:style-name="T5"> <text:tab/>) - </text:span><text:span text:style-name="T3">▬ ● ▬ ▬ ● ▬</text:span><text:span text:style-name="T5"> <text:tab/>: - </text:span><text:span text:style-name="T3">▬ ▬ ● ● ●</text:span><text:span text:style-name="T5"><text:tab/>= - </text:span><text:span text:style-name="T3">▬ ● ● ● ▬</text:span><text:span text:style-name="T5"><text:tab/>+ - </text:span><text:span text:style-name="T3">● ▬ ● ▬ ●</text:span></text:p>
      <text:p text:style-name="P14"><text:span text:style-name="T5">- - </text:span><text:span text:style-name="T3">▬ <text:s/>● ● ● ● ▬</text:span><text:span text:style-name="T5"><text:tab/>“ - </text:span><text:span text:style-name="T3">● ▬ ● ● ▬ ●</text:span><text:span text:style-name="T5"><text:tab/>@ - </text:span><text:span text:style-name="T3">● ▬ ▬ ● ▬ ●<text:tab/></text:span><text:span text:style-name="T5">! - </text:span><text:span text:style-name="T3">▬ ● ▬ ● ▬ ▬</text:span><text:span text:style-name="T5"><text:tab/>&amp; - </text:span><text:span text:style-name="T3">● ▬ ● ● ●</text:span></text:p>
      <text:p text:style-name="P14"><text:span text:style-name="T5">; - </text:span><text:span text:style-name="T3">▬ ● ▬ ● ▬ ●</text:span><text:span text:style-name="T5"><text:tab/>_ - </text:span><text:span text:style-name="T3">● ● ▬ ▬ ● ▬</text:span></text:p>
      <text:p text:style-name="P14"><text:span text:style-name="T3"/></text:p>
      <text:h text:style-name="P4" text:outline-level="2">Program Considerations</text:h>
      <text:h text:style-name="P5" text:outline-level="4">Presenting Character Groups or Lines</text:h>
      <text:list text:style-name="L3">
        <text:list-item>
          <text:p text:style-name="P15">Set WPM</text:p>
        </text:list-item>
        <text:list-item>
          <text:p text:style-name="P15">Set clock to dot length</text:p>
        </text:list-item>
        <text:list-item>
          <text:p text:style-name="P16">encode spacing as on/off clock cycles.</text:p>
        </text:list-item>
      </text:list>
      <text:h text:style-name="P6" text:outline-level="4">Listening for Code</text:h>
      <text:list text:style-name="L4">
        <text:list-item>
          <text:p text:style-name="P17">Get speed sample from user.</text:p>
        </text:list-item>
        <text:list-item>
          <text:p text:style-name="P17">calculate dot_length in ms.</text:p>
        </text:list-item>
        <text:list-item>
          <text:p text:style-name="P18">set clock to 10 units / dot_length.</text:p>
        </text:list-item>
        <text:list-item>
          <text:p text:style-name="P18">dot / space = 8 - 14 clock cycles.</text:p>
        </text:list-item>
        <text:list-item>
          <text:p text:style-name="P18">dash / letter space = 20 – 40 clock cycles.</text:p>
        </text:list-item>
        <text:list-item>
          <text:p text:style-name="P18">word space = 50 – 90 clock cycles.</text:p>
        </text:list-item>
        <text:list-item>
          <text:p text:style-name="P18">s<text:span text:style-name="T6">tar</text:span>t tone<text:span text:style-name="T6">_</text:span>c<text:span text:style-name="T6">oun</text:span>ter on start of tone.<text:line-break/><text:span text:style-name="T6">stop mute_counter and test the length. Figure out char, letter, word.<text:line-break/>Reset mute_cnt.</text:span></text:p>
        </text:list-item>
        <text:list-item>
          <text:p text:style-name="P19">Stop tone_counter on end of tone.<text:line-break/>Start mute_counter.<text:line-break/>Test tone length. Figure out dot or dash.<text:line-break/>Reset tone_cnt.<text:line-break/></text:p>
        </text:list-item>
        <text:list-item>
          <text:p text:style-name="P19"/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6in" fo:margin-left="0.6in" fo:margin-right="0.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1:52:46.294566526</meta:creation-date>
    <dc:date>2026-02-15T23:12:47.331909309</dc:date>
    <meta:editing-duration>PT9H32M30S</meta:editing-duration>
    <meta:editing-cycles>1</meta:editing-cycles>
    <meta:document-statistic meta:table-count="0" meta:image-count="0" meta:object-count="0" meta:page-count="2" meta:paragraph-count="49" meta:word-count="511" meta:character-count="1698" meta:non-whitespace-character-count="1219"/>
    <meta:generator>LibreOffice/24.2.7.2$Linux_X86_64 LibreOffice_project/420$Build-2</meta:generator>
  </office:meta>
</office:document-meta>
</file>